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text:display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5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<text:bookmark text:name="_GoBack"/><text:span text:style-name="T1">TAG</text:span></text:p>
          </table:table-cell>
          <table:table-cell table:style-name="Table6.A1" office:value-type="string">
            <text:p text:style-name="P4"><text:span text:style-name="T1">INHALT</text:span></text:p>
          </table:table-cell>
          <table:table-cell table:style-name="Table6.A1" office:value-type="string">
            <text:p text:style-name="P4"><text:span text:style-name="T1">ARBEITSZEIT</text:span></text:p>
          </table:table-cell>
          <table:table-cell table:style-name="Table6.D1" office:value-type="string">
            <text:p text:style-name="P4"><text:span text:style-name="T1">ORT</text:span></text:p>
          </table:table-cell>
        </table:table-row>
        <table:table-row table:style-name="Table6.2">
          <table:table-cell table:style-name="Table6.A2" office:value-type="string">
            <text:p text:style-name="P4"><text:span text:style-name="T1">2016/04/04 – MONTAG</text:span></text:p>
          </table:table-cell>
          <table:table-cell table:style-name="Table6.A2" office:value-type="string">
            <text:p text:style-name="P6"/>
            <text:p text:style-name="P4"><text:span text:style-name="T2">AS:</text:span><text:span text:style-name="T3"> Mit Javaprogrammierung begonnen.</text:span></text:p>
            <text:p text:style-name="P4"><text:span text:style-name="T2">UF:</text:span><text:span text:style-name="T3"> Vorträge zu Modul C.</text:span></text:p>
            <text:p text:style-name="P4"><text:span text:style-name="T2">BP:</text:span><text:span text:style-name="T3"> Finanzierungsarten behandelt und Test geschrieben.</text:span></text:p>
            <text:p text:style-name="P6"/>
          </table:table-cell>
          <table:table-cell table:style-name="Table6.A2" office:value-type="string">
            <text:p text:style-name="P4"><text:span text:style-name="T4">7 h 48 min</text:span></text:p>
          </table:table-cell>
          <table:table-cell table:style-name="Table6.D2" office:value-type="string">
            <text:p text:style-name="P4"><text:span text:style-name="T4">OSZIMT</text:span></text:p>
          </table:table-cell>
        </table:table-row>
        <table:table-row table:style-name="Table6.3">
          <table:table-cell table:style-name="Table6.A2" office:value-type="string">
            <text:p text:style-name="P4"><text:span text:style-name="T1">2016/04/05 – DIENSTAG</text:span></text:p>
          </table:table-cell>
          <table:table-cell table:style-name="Table6.A2" office:value-type="string">
            <text:p text:style-name="P6"/>
            <text:p text:style-name="P4"><text:span text:style-name="T2">CISCO:</text:span><text:span text:style-name="T3"> Routing protocols, access lists.</text:span></text:p>
            <text:p text:style-name="P4"><text:span text:style-name="T2">ITS:</text:span><text:span text:style-name="T3"> Prüfungsvorbereitung CompTIA.</text:span></text:p>
            <text:p text:style-name="P5"/>
          </table:table-cell>
          <table:table-cell table:style-name="Table6.A2" office:value-type="string">
            <text:p text:style-name="P1"><text:span text:style-name="T4">7 h 48 min</text:span></text:p>
          </table:table-cell>
          <table:table-cell table:style-name="Table6.D2" office:value-type="string">
            <text:p text:style-name="P2"/>
            <text:p text:style-name="P1"><text:span text:style-name="T4">OSZIMT</text:span></text:p>
          </table:table-cell>
        </table:table-row>
        <table:table-row table:style-name="Table6.4">
          <table:table-cell table:style-name="Table6.A2" office:value-type="string">
            <text:p text:style-name="P4"><text:span text:style-name="T1">2016/04/06 – MITTWOCH</text:span></text:p>
          </table:table-cell>
          <table:table-cell table:style-name="Table6.A2" office:value-type="string">
            <text:p text:style-name="P6"/>
            <text:p text:style-name="P4"><text:span text:style-name="T2">ITS:</text:span><text:span text:style-name="T3"> Prüfungsvorbereitung CompTIA.</text:span></text:p>
            <text:p text:style-name="P4"><text:span text:style-name="T2">WSK:</text:span><text:span text:style-name="T3"> Klausur, Freistunde für mich, Klausur nächste Woche.</text:span></text:p>
            <text:p text:style-name="P4"><text:span text:style-name="T2">Linux:</text:span><text:span text:style-name="T3"> Klausur zu shell commands bezüglich Navigation, Benutzer- und Gruppenverwaltung.</text:span></text:p>
            <text:p text:style-name="P4"><text:span text:style-name="T2">BP:</text:span><text:span text:style-name="T3"> Finanzierungsarten, Übungsaufgaben.</text:span></text:p>
            <text:p text:style-name="P6"/>
          </table:table-cell>
          <table:table-cell table:style-name="Table6.A2" office:value-type="string">
            <text:p text:style-name="P1"><text:span text:style-name="T4">7 h 48 min</text:span></text:p>
          </table:table-cell>
          <table:table-cell table:style-name="Table6.D2" office:value-type="string">
            <text:p text:style-name="P2"/>
            <text:p text:style-name="P1"><text:span text:style-name="T4">OSZIMT</text:span></text:p>
          </table:table-cell>
        </table:table-row>
        <table:table-row table:style-name="Table6.5">
          <table:table-cell table:style-name="Table6.A2" office:value-type="string">
            <text:p text:style-name="P4"><text:span text:style-name="T1">2016/04/07 – DONNERSTAG</text:span></text:p>
          </table:table-cell>
          <table:table-cell table:style-name="Table6.A2" office:value-type="string">
            <text:p text:style-name="P6"/>
            <text:p text:style-name="P4"><text:span text:style-name="T2">ITS:</text:span><text:span text:style-name="T3"> Prüfungsvorbereitung CompTIA.</text:span></text:p>
            <text:p text:style-name="P4"><text:span text:style-name="T2">BP:</text:span><text:span text:style-name="T3"> Klausur, Freistunde für mich, Klausur nächste Woche.</text:span></text:p>
            <text:p text:style-name="P4"><text:span text:style-name="T2">EN:</text:span><text:span text:style-name="T3"> If-clauses.</text:span></text:p>
            <text:p text:style-name="P6"/>
          </table:table-cell>
          <table:table-cell table:style-name="Table6.A2" office:value-type="string">
            <text:p text:style-name="P1"><text:span text:style-name="T4">7 h 48 min</text:span></text:p>
          </table:table-cell>
          <table:table-cell table:style-name="Table6.D2" office:value-type="string">
            <text:p text:style-name="P2"/>
            <text:p text:style-name="P1"><text:span text:style-name="T4">OSZIMT</text:span></text:p>
          </table:table-cell>
        </table:table-row>
        <table:table-row table:style-name="Table6.6">
          <table:table-cell table:style-name="Table6.A2" office:value-type="string">
            <text:p text:style-name="P4"><text:span text:style-name="T1">2016/04/08 – FREITAG</text:span></text:p>
          </table:table-cell>
          <table:table-cell table:style-name="Table6.A2" office:value-type="string">
            <text:p text:style-name="P6"/>
            <text:p text:style-name="P4"><text:span text:style-name="T2">WSK:</text:span><text:span text:style-name="T3"> Filmanalyse: Aufstand der Alten.</text:span></text:p>
            <text:p text:style-name="P4"><text:span text:style-name="T2">EN:</text:span><text:span text:style-name="T3"> Klausur: Ein Helpdesk-Telefongespräch-Szenario erfinden und in Dialogform niederschreiben.</text:span></text:p>
            <text:p text:style-name="P4"><text:span text:style-name="T2">AS:</text:span><text:span text:style-name="T3"> Weitere Java-Aufgaben bearbeitet.</text:span></text:p>
            <text:p text:style-name="P6"/>
          </table:table-cell>
          <table:table-cell table:style-name="Table6.A2" office:value-type="string">
            <text:p text:style-name="P1"><text:span text:style-name="T4">7 h 48 min</text:span></text:p>
          </table:table-cell>
          <table:table-cell table:style-name="Table6.D2" office:value-type="string">
            <text:p text:style-name="P2"/>
            <text:p text:style-name="P1"><text:span text:style-name="T4">OSZIMT</text:span>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shadow="none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49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shadow="none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shadow="none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text-properties text:display="none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Table_20_Contents"><text:span text:style-name="MT1">ZEEB, CHARLOTTE</text:span></text:p>
            </table:table-cell>
            <table:table-cell table:style-name="Table1.A1" table:number-rows-spanned="2" office:value-type="string">
              <text:p text:style-name="MP1"><text:span text:style-name="MT1">HELMHOLTZ-ZENTRUM BERLIN</text:span></text:p>
            </table:table-cell>
            <table:table-cell table:style-name="Table1.C1" office:value-type="string">
              <text:p text:style-name="MP2"><text:span text:style-name="MT1">2. SEMESTER</text:span>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4/04 – 2016/04/08</text:span></text:p>
            </table:table-cell>
            <table:covered-table-cell/>
            <table:table-cell table:style-name="Table1.C1" office:value-type="string">
              <text:p text:style-name="MP2"><text:span text:style-name="MT1">KW 17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3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Table_20_Contents"><text:span text:style-name="MT2">Unterschrift Ausbilder</text:span></text:p>
            </table:table-cell>
            <table:table-cell table:style-name="Table3.A1" office:value-type="string">
              <text:p text:style-name="MP2"><text:span text:style-name="MT2">Unterschrift Auszubildender</text:span>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3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1"><text:span text:style-name="MT2">Unterschrift Klassenlehrer/Außerbetriebliche Fortbildung</text:span></text:p>
            </table:table-cell>
            <table:table-cell table:style-name="Table5.A1" office:value-type="string">
              <text:p text:style-name="MP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08-01T08:21:12.373143866</dc:date>
    <meta:editing-cycles>8</meta:editing-cycles>
    <dc:title>Header Schule</dc:title>
    <meta:editing-duration>PT23M55S</meta:editing-duration>
    <meta:generator>LibreOffice/5.1.4.2$Linux_X86_64 LibreOffice_project/10m0$Build-2</meta:generator>
    <meta:document-statistic meta:table-count="6" meta:image-count="0" meta:object-count="0" meta:page-count="1" meta:paragraph-count="42" meta:word-count="135" meta:character-count="1072" meta:non-whitespace-character-count="973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